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Contractes :: Cancel·lar Comanda</text:h>
      <text:p text:style-name="Text_20_body">A continuació presentem els contractes més representatius del cas <text:s/>d'ús de cancel·lar comanda.</text:p>
      <text:h text:style-name="Heading_20_3" text:outline-level="3">CercarInformació</text:h>
      <text:p text:style-name="Text_20_body"><text:span text:style-name="T1">Context:</text:span> <text:tab/>cercarComanda (DNI:String, idComanda:String) : infoComandes[*]</text:p>
      <text:p text:style-name="Text_20_body"><text:span text:style-name="T1">Semàntica:</text:span> <text:tab/>Cerca la informació de totes les comandes que es troben en l'estat <text:tab/><text:tab/>d'acceptada que té associat el DNI o bé cerca la informació de la <text:tab/><text:tab/>comanda amb idComanda només en el cas de que aquesta comanda <text:tab/><text:tab/>estigui en estat d'acceptada.</text:p>
      <text:p text:style-name="Text_20_body"><text:span text:style-name="T1">Precondició:<text:tab/></text:span>Un dels dos valor DNI o idComanda té que ser diferent a null. </text:p>
      <text:p text:style-name="Text_20_body"><text:span text:style-name="T1">Post</text:span>:<text:tab/><text:tab/>1- Si el DNI no té cap comanda en estat acceptat retorna error</text:p>
      <text:p text:style-name="Text_20_body"><text:tab/><text:tab/>2- Si l'idComanda no existeix o correspon a una comanda en un esetat <text:tab/><text:tab/>diferent d'acceptada retorna error</text:p>
      <text:p text:style-name="Text_20_body"><text:tab/><text:tab/>3- En el cas que DNI sigui diferent a null retorna un llistat de totes les <text:tab/><text:tab/>comandes amb la seva informació que pertanyen a aquest DNI i es troben <text:tab/><text:tab/>en estat acceptat</text:p>
      <text:p text:style-name="Text_20_body"><text:tab/><text:tab/>4- En el cas que DNI sigui null i idComanda diferent a null retornarà <text:s/>la <text:tab/><text:tab/>informació sobre la comanda referenciada per aquell idComanda només <text:tab/><text:tab/>en el cas de que la comanda és trobi en l'estat d'acceptada. </text:p>
      <text:h text:style-name="Heading_20_3" text:outline-level="3">ComandaAcceptada</text:h>
      <text:p text:style-name="Text_20_body"><text:span text:style-name="T1">Context</text:span>:<text:tab/>comandaAcceptada() : boolean</text:p>
      <text:p text:style-name="Text_20_body"><text:span text:style-name="T1">Semàntica</text:span>: <text:tab/>Sobre una comanda determinada retorna si aquesta és trova en estat <text:tab/><text:tab/>d'acceptada.</text:p>
      <text:p text:style-name="Text_20_body"><text:span text:style-name="T1">Pre:</text:span><text:tab/><text:tab/>--</text:p>
      <text:p text:style-name="Text_20_body"><text:span text:style-name="T1">Post:</text:span><text:tab/><text:tab/>1- Si l'estat de la comanda sobre la que fem la consulta és trova en estat <text:tab/><text:tab/>Acceptada retornarà True.</text:p>
      <text:p text:style-name="Text_20_body"><text:tab/><text:tab/>2- Si l'estat de la comanda sobre la que fem la consulta és trova en un <text:tab/><text:tab/>estat diferent a Acceptada retornarà False</text:p>
      <text:h text:style-name="Heading_20_3" text:outline-level="3">EnviarSol·licitud</text:h>
      <text:p text:style-name="Text_20_body"><text:span text:style-name="T1">Context:</text:span><text:tab/>enviarSol·licitud (idComanda:String) : infoComandesExt</text:p>
      <text:p text:style-name="Text_20_body"><text:span text:style-name="T1">Semàntica:</text:span><text:tab/>Retorna tota la informació relacionada amb una comanda</text:p>
      <text:p text:style-name="Text_20_body"><text:span text:style-name="T1">Pre:<text:tab/></text:span><text:tab/>L'idComanda introduït existeix al sistema i la comanda associada sobre el <text:tab/><text:tab/>que fem la petició és trova en un estat d'Acceptada</text:p>
      <text:p text:style-name="Text_20_body"><text:span text:style-name="T1">Post:</text:span><text:tab/><text:tab/>Retorna la informació de la comanda idComanda</text:p>
      <text:h text:style-name="Heading_20_3" text:outline-level="3">Cancel·larComanda</text:h>
      <text:p text:style-name="Text_20_body"><text:span text:style-name="T1">Context</text:span>:<text:tab/>confirmarCancel·lació (idComanda:String) : boolean</text:p>
      <text:p text:style-name="Text_20_body"><text:soft-page-break/><text:span text:style-name="T1">Semàntica</text:span>:<text:tab/>Elimina la comanda amb idComanda i totes aquelles instàncies <text:tab/><text:tab/>relacionades amb aquella comanda.</text:p>
      <text:p text:style-name="Text_20_body"><text:span text:style-name="T1">Pre</text:span>:<text:tab/><text:tab/>L'idComanda té que pertanyar a una comanda existent previament al <text:tab/><text:tab/>sistema i aquesta té que trovar-se en un estat d'acceptada.</text:p>
      <text:p text:style-name="Text_20_body"><text:span text:style-name="T1">Post</text:span>:<text:tab/><text:tab/>1- Si la comanda està vinculada a un contracte elimina la associació.</text:p>
      <text:p text:style-name="Text_20_body"><text:tab/><text:tab/>2- Elimina l'associació amb l'adreça de l'origen.</text:p>
      <text:p text:style-name="Text_20_body"><text:tab/><text:tab/>3- Elimina l'associació amb l'adreça del destí.</text:p>
      <text:p text:style-name="Text_20_body"><text:tab/><text:tab/>4- Elimina l'associació amb client</text:p>
      <text:p text:style-name="Text_20_body"><text:tab/><text:tab/>5- Per cada embalum que forma part de la comanda</text:p>
      <text:p text:style-name="Text_20_body"><text:tab/><text:tab/><text:tab/>5.1 - Elimina l'associació amb tipus d'embalum</text:p>
      <text:p text:style-name="Text_20_body"><text:tab/><text:tab/><text:tab/>5.2 - Elimina l'associació amb tipus producte</text:p>
      <text:p text:style-name="Text_20_body"><text:tab/><text:tab/><text:tab/>5.3 - Elimina l'ambalum</text:p>
      <text:p text:style-name="Text_20_body"><text:tab/><text:tab/>6- Elimina la comanda</text:p>
      <text:h text:style-name="Heading_20_3" text:outline-level="3">EliminarComanda</text:h>
      <text:p text:style-name="Text_20_body"><text:span text:style-name="T1">Context</text:span>:<text:tab/>eliminarComanda (comanda:Comanda)</text:p>
      <text:p text:style-name="Text_20_body"><text:span text:style-name="T1">Semàntica</text:span>:<text:tab/>Elimina l'associació amb la comanda</text:p>
      <text:p text:style-name="Text_20_body"><text:span text:style-name="T1">Pre</text:span>:<text:tab/><text:tab/>Existeix una associació amb aquella comanda</text:p>
      <text:p text:style-name="Text_20_body"><text:span text:style-name="T1">Post</text:span>:<text:tab/><text:tab/>Elimina l'associació amb aquella coman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5-27T23:16:20</dc:date>
    <dc:language>es-ES</dc:language>
    <meta:editing-cycles>20</meta:editing-cycles>
    <meta:editing-duration>PT04H34M46S</meta:editing-duration>
    <meta:document-statistic meta:table-count="0" meta:image-count="0" meta:object-count="0" meta:page-count="2" meta:paragraph-count="39" meta:word-count="413" meta:character-count="2718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